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00ff"/>
    </style:style>
    <style:style style:name="gr1" style:family="graphic" style:parent-style-name="standard">
      <style:graphic-properties draw:stroke="none" svg:stroke-width="0.106cm" svg:stroke-color="#0f0f0f" draw:marker-start-width="0.357cm" draw:marker-end-width="0.357cm" draw:fill="gradient" draw:fill-color="#7f7f7f" draw:fill-gradient-name="Gradient_20_247" draw:textarea-horizontal-align="justify" draw:textarea-vertical-align="middle" draw:auto-grow-height="false" fo:min-height="7.757cm" fo:min-width="7.01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41cm" svg:stroke-color="#7f7fef" draw:marker-start-width="0.411cm" draw:marker-end-width="0.411cm" draw:fill="gradient" draw:fill-color="#1a1a52" draw:fill-gradient-name="Gradient_20_154" loext:fill-use-slide-background="false" draw:textarea-horizontal-align="justify" draw:textarea-vertical-align="middle" draw:auto-grow-height="false" fo:min-height="3.202cm" fo:min-width="2.952cm" fo:padding-top="0.195cm" fo:padding-bottom="0.195cm" fo:padding-left="0.32cm" fo:padding-right="0.32cm" fo:wrap-option="wrap"/>
    </style:style>
    <style:style style:name="gr3" style:family="graphic" style:parent-style-name="standard">
      <style:graphic-properties draw:stroke="solid" svg:stroke-width="0.106cm" svg:stroke-color="#0f0f0f" draw:marker-start-width="0.359cm" draw:marker-end-width="0.359cm" draw:fill="solid" draw:fill-color="#7f7f7f" draw:textarea-horizontal-align="justify" draw:textarea-vertical-align="middle" draw:auto-grow-height="false" fo:min-height="4.724cm" fo:min-width="0.029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f0f0f" draw:marker-start-width="0.359cm" draw:marker-end-width="0.359cm" draw:fill="gradient" draw:fill-color="#efbf7f" draw:fill-gradient-name="Gradient_20_173" draw:textarea-vertical-align="middle" draw:auto-grow-height="false" fo:min-height="0.336cm" fo:min-width="0.177cm" fo:padding-top="0.178cm" fo:padding-bottom="0.178cm" fo:padding-left="0.303cm" fo:padding-right="0.303cm" fo:wrap-option="wrap"/>
      <style:paragraph-properties style:writing-mode="lr-tb"/>
    </style:style>
    <style:style style:name="gr5" style:family="graphic" style:parent-style-name="objectwithoutfill">
      <style:graphic-properties svg:stroke-width="0.106cm" svg:stroke-color="#7f7fe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7f7fef" draw:marker-start-width="0.357cm" draw:marker-end-width="0.357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 style:writing-mode="lr-tb"/>
      <style:text-properties fo:color="#0f0f0f" loext:opacity="100%" style:font-name="Cantarell" fo:font-size="40pt"/>
    </style:style>
    <style:style style:name="P2" style:family="paragraph">
      <loext:graphic-properties draw:fill="gradient" draw:fill-color="#7f7f7f" draw:fill-gradient-name="Gradient_20_247"/>
      <style:paragraph-properties fo:text-align="center" style:writing-mode="lr-tb"/>
      <style:text-properties fo:color="#0f0f0f" loext:opacity="100%" loext:color-lum-mod="100%" loext:color-lum-off="0%" style:font-name="Cantarell" fo:font-size="40pt"/>
    </style:style>
    <style:style style:name="P3" style:family="paragraph">
      <loext:graphic-properties draw:fill="gradient" draw:fill-color="#1a1a52" draw:fill-gradient-name="Gradient_20_154"/>
      <style:paragraph-properties fo:text-align="center"/>
    </style:style>
    <style:style style:name="P4" style:family="paragraph">
      <loext:graphic-properties draw:fill="solid" draw:fill-color="#7f7f7f"/>
      <style:paragraph-properties fo:text-align="center"/>
    </style:style>
    <style:style style:name="P5" style:family="paragraph">
      <loext:graphic-properties draw:fill="gradient" draw:fill-color="#efbf7f" draw:fill-gradient-name="Gradient_20_173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f0f0f" loext:opacity="100%" style:font-name="Cantarell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0.16cm" draw:transform="rotate (-3.14159265358979) translate (8.89cm 10.186cm)">
          <text:p text:style-name="P1"><text:span text:style-name="T1">__________________________________________</text:span></text:p>
          <draw:enhanced-geometry svg:viewBox="0 0 21600 21600" draw:mirror-horizontal="false" draw:mirror-vertical="false" draw:glue-points="10800 0 0 10800 10800 21600 21600 10800" draw:text-areas="0 0 21600 ?f11" draw:type="paper" draw:modifiers="16948.9568298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5.08cm" svg:height="5.08cm" svg:x="2.54cm" svg:y="2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5.08cm" draw:transform="rotate (0.261799387799149) translate (5.817cm 6.0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075cm" svg:height="2.073cm" draw:transform="skewX (0.000523598775598364) rotate (0.261799387799149) translate (4.88cm 5.44cm)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path draw:style-name="gr5" draw:text-style-name="P6" draw:layer="layout" svg:width="1.736cm" svg:height="0.553cm" draw:transform="skewX (0.714886861616877) rotate (-0.244869694054805) translate (4.53807770182695cm 2.39896449983877cm)" svg:viewBox="0 0 1737 554" svg:d="M0 554c1178 0 1737-554 1737-554">
          <text:p/>
        </draw:path>
        <draw:path draw:style-name="gr6" draw:text-style-name="P6" draw:layer="layout" svg:width="3.76cm" svg:height="2.043cm" draw:transform="skewX (0.159697626557481) rotate (-0.463384916404494) translate (4.00188665827193cm 2.28204784367251cm)" svg:viewBox="0 0 3761 2044" svg:d="M0 2044c2556 0 3761-2044 3761-2044">
          <text:p/>
        </draw:path>
        <draw:path draw:style-name="gr6" draw:text-style-name="P6" draw:layer="layout" svg:width="4.293cm" svg:height="2.487cm" draw:transform="skewX (0.0542797397370236) rotate (-0.511905069609936) translate (3.87677705351936cm 3.00282332724018cm)" svg:viewBox="0 0 4294 2488" svg:d="M0 2488c2914 2 4294-2488 4294-2488">
          <text:p/>
        </draw:path>
        <draw:path draw:style-name="gr5" draw:text-style-name="P6" draw:layer="layout" svg:width="4.213cm" svg:height="2.742cm" draw:transform="skewX (-0.197571271325758) rotate (-0.642455697659113) translate (3.99186658975767cm 3.72390712111754cm)" svg:viewBox="0 0 4214 2743" svg:d="M0 2743c2860 1 4214-2743 4214-2743">
          <text:p/>
        </draw:path>
        <draw:path draw:style-name="gr6" draw:text-style-name="P6" draw:layer="layout" svg:width="3.731cm" svg:height="2.43cm" draw:transform="skewX (-0.0574213323906134) rotate (2.13139608253548) translate (6.096cm 7.392cm)" svg:viewBox="0 0 3732 2431" svg:d="M3732 2431c-2695-5-3732-2431-3732-2431">
          <text:p/>
        </draw:path>
        <draw:path draw:style-name="gr6" draw:text-style-name="P6" draw:layer="layout" svg:width="3.601cm" svg:height="1.118cm" draw:transform="skewX (-0.88016954178074) rotate (1.79280220764858) translate (5.461cm 7.646cm)" svg:viewBox="0 0 3602 1119" svg:d="M3602 1119c-2602-2-3602-1119-3602-1119">
          <text:p/>
        </draw:path>
        <draw:path draw:style-name="gr6" draw:text-style-name="P6" draw:layer="layout" svg:width="3.602cm" svg:height="1.118cm" draw:transform="skewX (0.879820475930342) rotate (-1.79280220764858) translate (5.49227810347244cm 4.1316677987637cm)" svg:viewBox="0 0 3603 1119" svg:d="M0 1119c2602-2 3603-1119 3603-1119">
          <text:p/>
        </draw:path>
        <draw:path draw:style-name="gr6" draw:text-style-name="P6" draw:layer="layout" svg:width="3.731cm" svg:height="2.43cm" draw:transform="skewX (0.0574213323906134) rotate (-2.13139608253548) translate (6.04852412751767cm 4.23084924686549cm)" svg:viewBox="0 0 3732 2431" svg:d="M0 2431c2696-5 3732-2431 3732-2431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4" draw:display-name="Gradient 154" draw:style="linear" draw:start-color="#1a1a52" draw:end-color="#7f7fef" draw:start-intensity="100%" draw:end-intensity="100%" draw:angle="45deg" draw:border="0%"/>
    <draw:gradient draw:name="Gradient_20_173" draw:display-name="Gradient 173" draw:style="radial" draw:cx="50%" draw:cy="50%" draw:start-color="#7f3f0f" draw:end-color="#efbf7f" draw:start-intensity="100%" draw:end-intensity="100%" draw:border="0%"/>
    <draw:gradient draw:name="Gradient_20_247" draw:display-name="Gradient 247" draw:style="linear" draw:start-color="#7f7f7f" draw:end-color="#3f3f3f" draw:start-intensity="100%" draw:end-intensity="100%" draw:angle="45deg" draw:border="0%"/>
    <draw:gradient draw:name="Gradient_20_248" draw:display-name="Gradient 248" draw:style="linear" draw:start-color="#666666" draw:end-color="#323232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05:11:51.200607852</meta:creation-date>
    <meta:editing-cycles>1</meta:editing-cycles>
    <meta:editing-duration>P0D</meta:editing-duration>
    <meta:generator>LibreOffice/7.4.3.2$Linux_X86_64 LibreOffice_project/40$Build-2</meta:generator>
    <meta:document-statistic meta:object-count="12"/>
  </office:meta>
</office:document-meta>
</file>